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center" style:justify-single-word="false" fo:padding="0cm" fo:border="none"/>
    </style:style>
    <style:style style:name="P2" style:family="paragraph" style:parent-style-name="Standard">
      <style:paragraph-properties fo:margin-top="0cm" fo:margin-bottom="0cm" fo:line-height="100%" fo:padding="0cm" fo:border="non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 fo:padding="0cm" fo:border="non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 fo:text-align="justify" style:justify-single-word="false" fo:padding="0cm" fo:border="none"/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L1">
      <style:paragraph-properties fo:margin-top="0cm" fo:margin-bottom="0cm" fo:line-height="100%" fo:text-align="justify" style:justify-single-word="false" fo:padding="0cm" fo:border="non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margin-top="0cm" fo:margin-bottom="0cm" fo:line-height="150%" fo:text-align="justify" style:justify-single-word="false" fo:hyphenation-ladder-count="no-limit" fo:padding="0cm" fo:border="none"/>
      <style:text-properties fo:font-size="14pt" fo:language="ru" fo:country="RU" style:font-size-asian="14pt" style:font-size-complex="14pt" fo:hyphenate="true" fo:hyphenation-remain-char-count="2" fo:hyphenation-push-char-count="2"/>
    </style:style>
    <style:style style:name="P7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padding="0cm" fo:border="non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53cm solid #000001"/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P12" style:family="paragraph" style:parent-style-name="Standard" style:master-page-name="">
      <style:paragraph-properties fo:margin-top="0cm" fo:margin-bottom="0cm" fo:line-height="150%" fo:text-align="justify" style:justify-single-word="false" fo:hyphenation-ladder-count="no-limit" style:page-number="auto" fo:padding="0cm" fo:border="non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 fo:hyphenate="true" fo:hyphenation-remain-char-count="2" fo:hyphenation-push-char-count="2"/>
    </style:style>
    <style:style style:name="P13" style:family="paragraph" style:parent-style-name="Standard">
      <style:paragraph-properties fo:margin-left="9.502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9.502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9.502cm" fo:margin-right="0cm" fo:margin-top="0cm" fo:margin-bottom="0cm" fo:line-height="100%" fo:text-align="center" style:justify-single-word="false" fo:text-indent="0cm" style:auto-text-indent="false" fo:padding="0cm" fo:border="none"/>
      <style:text-properties fo:color="#000000" style:font-name="Times New Roman" fo:font-size="8pt" style:font-name-asian="Times New Roman1" style:font-size-asian="8pt" style:font-name-complex="Times New Roman1" style:font-size-complex="8pt"/>
    </style:style>
    <style:style style:name="P16" style:family="paragraph" style:parent-style-name="Standard">
      <style:paragraph-properties fo:margin-left="9.502cm" fo:margin-right="0cm" fo:margin-top="0cm" fo:margin-bottom="0cm" fo:line-height="100%" fo:text-align="center" style:justify-single-word="false" fo:text-indent="0cm" style:auto-text-indent="false" fo:padding="0cm" fo:border="none"/>
    </style:style>
    <style:style style:name="P17" style:family="paragraph" style:parent-style-name="Standard">
      <style:paragraph-properties fo:margin-left="9.502cm" fo:margin-right="0cm" fo:margin-top="0cm" fo:margin-bottom="0cm" fo:line-height="100%" fo:text-align="justify" style:justify-single-word="false" fo:text-indent="0cm" style:auto-text-indent="false" fo:padding="0cm" fo:border="none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4" style:family="text">
      <style:text-properties fo:color="#000000" style:font-name="Times New Roman" fo:font-size="8pt" style:font-name-asian="Times New Roman1" style:font-size-asian="8pt" style:font-name-complex="Times New Roman1" style:font-size-complex="8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fo:language="ru" fo:country="RU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solid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0000" draw:marker-start-width="0.503cm" draw:marker-end-width="0.503cm" draw:fill="solid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3">«Ульяновский государственный технический университет»</text:p>
      <text:p text:style-name="P3">Кафедра «Вычислительная техник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Персональная эффективность: тайм-менеджмент</text:p>
      <text:p text:style-name="P9">(название дисциплины)</text:p>
      <text:p text:style-name="P10"/>
      <text:p text:style-name="P11">Практическая работа №1</text:p>
      <text:p text:style-name="P10"><text:span text:style-name="T6"/></text:p>
      <text:p text:style-name="P10"/>
      <text:p text:style-name="P10"/>
      <text:p text:style-name="P3"/>
      <text:p text:style-name="P3"/>
      <text:p text:style-name="P3"/>
      <text:p text:style-name="P3"/>
      <text:p text:style-name="P2"/>
      <text:p text:style-name="P3"/>
      <text:p text:style-name="P13">Выполнила</text:p>
      <text:p text:style-name="P13"/>
      <text:p text:style-name="P13">Студентка группы ___ИВТАП<text:span text:style-name="T8">бд</text:span>-22____</text:p>
      <text:p text:style-name="P13"/>
      <text:p text:style-name="P16"><text:span text:style-name="T1">_______</text:span><text:span text:style-name="T5">___</text:span><text:span text:style-name="T2">Ренжина А</text:span><text:span text:style-name="T5">.С.</text:span><text:span text:style-name="T1">_______</text:span><text:bookmark text:name="_GoBack"/><text:span text:style-name="T1">___ <text:s text:c="2"/></text:span><text:span text:style-name="T4">(Фамилия И.О.)</text:span></text:p>
      <text:p text:style-name="P13">Проверила:</text:p>
      <text:p text:style-name="P14">ст. преподаватель кафедры «ВТ»____</text:p>
      <text:p text:style-name="P15">(должность)</text:p>
      <text:p text:style-name="P17"><text:span text:style-name="T1">_________</text:span><text:span text:style-name="T3">Лылова А.В.</text:span><text:span text:style-name="T1">_____________</text:span></text:p>
      <text:p text:style-name="P15">(Фамилия И.О.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Ульяновск</text:p>
      <text:p text:style-name="P1"><text:span text:style-name="T1">20</text:span><text:span text:style-name="T5">23</text:span></text:p>
      <text:p text:style-name="P12"><text:soft-page-break/><text:span text:style-name="T7">Цель работы:</text:span></text:p>
      <text:p text:style-name="P6"><text:span text:style-name="T7"><text:tab/>Взять 10 пустых карточек и написать на них 10 важных ценностей в жизни. Расположить данные ценности в порядке степени важности: от самого важного до самого неважного.</text:span></text:p>
      <text:p text:style-name="P4"><text:span text:style-name="T7"/></text:p>
      <text:p text:style-name="P4"><text:span text:style-name="T7"><text:tab/>10 карточек с ценностями:</text:span></text:p>
      <text:p text:style-name="P4"><draw:rect text:anchor-type="paragraph" draw:z-index="9" draw:style-name="gr1" draw:text-style-name="P18" svg:width="3.176cm" svg:height="3.123cm" svg:x="6.726cm" svg:y="14.245cm"><text:p text:style-name="P18">Саморазвитие</text:p></draw:rect><draw:rect text:anchor-type="paragraph" draw:z-index="8" draw:style-name="gr1" draw:text-style-name="P18" svg:width="3.176cm" svg:height="3.123cm" svg:x="11.435cm" svg:y="9.747cm"><text:p text:style-name="P18">Путешествия</text:p></draw:rect><draw:rect text:anchor-type="paragraph" draw:z-index="7" draw:style-name="gr1" draw:text-style-name="P18" svg:width="3.176cm" svg:height="3.123cm" svg:x="1.884cm" svg:y="5.54cm"><text:p text:style-name="P18">Друзья</text:p></draw:rect><draw:rect text:anchor-type="paragraph" draw:z-index="6" draw:style-name="gr1" draw:text-style-name="P18" svg:width="3.176cm" svg:height="3.123cm" svg:x="1.804cm" svg:y="9.694cm"><text:p text:style-name="P18">Автомобиль</text:p></draw:rect><draw:rect text:anchor-type="paragraph" draw:z-index="5" draw:style-name="gr1" draw:text-style-name="P18" svg:width="3.176cm" svg:height="3.123cm" svg:x="6.646cm" svg:y="9.774cm"><text:p text:style-name="P18">Ремонт</text:p></draw:rect><draw:rect text:anchor-type="paragraph" draw:z-index="4" draw:style-name="gr1" draw:text-style-name="P18" svg:width="3.176cm" svg:height="3.123cm" svg:x="6.646cm" svg:y="5.54cm"><text:p text:style-name="P18">Собсвенное</text:p><text:p text:style-name="P18"><text:s/>здоровье</text:p></draw:rect><draw:rect text:anchor-type="paragraph" draw:z-index="3" draw:style-name="gr1" draw:text-style-name="P18" svg:width="3.176cm" svg:height="3.123cm" svg:x="11.356cm" svg:y="5.487cm"><text:p text:style-name="P18">Здоровье</text:p><text:p text:style-name="P18">близких</text:p></draw:rect><draw:rect text:anchor-type="paragraph" draw:z-index="2" draw:style-name="gr2" draw:text-style-name="P18" svg:width="3.176cm" svg:height="3.123cm" svg:x="1.778cm" svg:y="1.016cm"><text:p text:style-name="P18">Учеба</text:p></draw:rect><draw:rect text:anchor-type="paragraph" draw:z-index="1" draw:style-name="gr1" draw:text-style-name="P18" svg:width="3.176cm" svg:height="3.123cm" svg:x="6.408cm" svg:y="1.016cm"><text:p text:style-name="P18">Деньги</text:p></draw:rect><draw:rect text:anchor-type="paragraph" draw:z-index="0" draw:style-name="gr1" draw:text-style-name="P18" svg:width="3.176cm" svg:height="3.123cm" svg:x="11.25cm" svg:y="1.069cm"><text:p text:style-name="P18">Спорт</text:p></draw:rect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><text:tab/>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><text:tab/>После раздумий и выводов, от самого важного до самого незначительного:</text:span></text:p>
      <text:p text:style-name="P4"><text:span text:style-name="T7"/></text:p>
      <text:list xml:id="list5781778780350963630" text:style-name="L1">
        <text:list-item>
          <text:list>
            <text:list-item>
              <text:list>
                <text:list-item>
                  <text:p text:style-name="P5"><text:span text:style-name="T7">Собственное здоровье</text:span></text:p>
                </text:list-item>
                <text:list-item>
                  <text:p text:style-name="P5"><text:span text:style-name="T7">Здоровье близких</text:span></text:p>
                </text:list-item>
                <text:list-item>
                  <text:p text:style-name="P5"><text:span text:style-name="T7">Друзья</text:span></text:p>
                </text:list-item>
                <text:list-item>
                  <text:p text:style-name="P5"><text:span text:style-name="T7">Саморазвитие</text:span></text:p>
                </text:list-item>
                <text:list-item>
                  <text:p text:style-name="P5"><text:span text:style-name="T7">Учеба</text:span></text:p>
                </text:list-item>
                <text:list-item>
                  <text:p text:style-name="P5"><text:span text:style-name="T7">Деньги</text:span></text:p>
                </text:list-item>
                <text:list-item>
                  <text:p text:style-name="P5"><text:span text:style-name="T7">Спорт</text:span></text:p>
                </text:list-item>
                <text:list-item>
                  <text:p text:style-name="P5"><text:span text:style-name="T7">Путешествия</text:span></text:p>
                </text:list-item>
                <text:list-item>
                  <text:p text:style-name="P5"><text:span text:style-name="T7">Автомобиль</text:span></text:p>
                </text:list-item>
                <text:list-item>
                  <text:p text:style-name="P5"><text:span text:style-name="T7">Ремонт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6S</meta:editing-duration>
    <meta:editing-cycles>3</meta:editing-cycles>
    <meta:generator>OpenOffice/4.1.13$Win32 OpenOffice.org_project/4113m1$Build-9810</meta:generator>
    <dc:date>2023-02-23T17:40:13.97</dc:date>
    <meta:document-statistic meta:table-count="0" meta:image-count="0" meta:object-count="0" meta:page-count="3" meta:paragraph-count="33" meta:word-count="113" meta:character-count="918"/>
    <meta:user-defined meta:name="Info 1"/>
    <meta:user-defined meta:name="Info 2"/>
    <meta:user-defined meta:name="Info 3"/>
    <meta:user-defined meta:name="Info 4"/>
  </office:meta>
</office:document-meta>
</file>